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Roman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3.05cm" style:rel-column-width="21845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background-color="transparent" fo:padding="0cm" fo:border-left="0.6pt solid #b2b2b2" fo:border-right="none" fo:border-top="none" fo:border-bottom="none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_5f_Correction">
      <style:paragraph-properties fo:margin-top="0.101cm" fo:margin-bottom="0cm" style:contextual-spacing="false"/>
    </style:style>
    <style:style style:name="P103" style:family="paragraph" style:parent-style-name="Standard" style:list-style-name="_5f_Numérotation_20_des_20_exercices_20_livrets"/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paragraph-properties fo:text-align="start" style:justify-single-word="false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Réponse_5f_Elève" style:list-style-name="_5f_Numérotation_20_des_20_exercices"/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avec_5f_Num_5f_Question" style:list-style-name="_5f_Numérotation_20_des_20_exercices"/>
    <style:style style:name="P113" style:family="paragraph" style:parent-style-name="_5f_Paragraphe_5f_avec_5f_Num_5f_Question" style:list-style-name="_5f_Numérotation_20_des_20_exercices">
      <style:text-properties officeooo:paragraph-rsid="00d0d14f"/>
    </style:style>
    <style:style style:name="P114" style:family="paragraph" style:parent-style-name="_5f_Paragraphe_5f_avec_5f_Num_5f_Question" style:list-style-name="_5f_Numérotation_20_des_20_exercices">
      <style:text-properties officeooo:paragraph-rsid="00cd372b"/>
    </style:style>
    <style:style style:name="P115" style:family="paragraph" style:parent-style-name="_5f_Paragraphe_5f_avec_5f_Num_5f_Question" style:list-style-name="_5f_Numérotation_20_des_20_exercices" style:master-page-name="">
      <style:paragraph-properties fo:margin-top="0.199cm" fo:margin-bottom="0cm" style:contextual-spacing="false" style:page-number="auto"/>
    </style:style>
    <style:style style:name="P116" style:family="paragraph" style:parent-style-name="_5f_Paragraphe_5f_avec_5f_Num_5f_Question" style:list-style-name="_5f_Numérotation_20_des_20_exercices">
      <style:paragraph-properties fo:margin-top="0.199cm" fo:margin-bottom="0cm" style:contextual-spacing="false"/>
    </style:style>
    <style:style style:name="P117" style:family="paragraph" style:parent-style-name="_5f_Titre_5f_Exercices_5f_avec_5f_Titre" style:list-style-name="_5f_Numérotation_20_des_20_exercices"/>
    <style:style style:name="P118" style:family="paragraph" style:parent-style-name="_5f_Titre_5f_Exercices_5f_avec_5f_Titre" style:list-style-name="_5f_Numérotation_20_des_20_exercices" style:master-page-name="_33__5f_3_5f_SERIE_5f_G_5f_GAUCHE_5f_ET_5f_DROITE_5f_2COL">
      <style:paragraph-properties style:page-number="auto"/>
    </style:style>
    <style:style style:name="P119" style:family="paragraph" style:parent-style-name="_5f_Titre_5f_Exercices_5f_sans_5f_Titre" style:list-style-name="_5f_Numérotation_20_des_20_exercices"/>
    <style:style style:name="P1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text-align="center"/>
    </style:style>
    <style:style style:name="P124" style:family="paragraph">
      <loext:graphic-properties draw:fill="solid" draw:fill-color="#d7e12c"/>
    </style:style>
    <style:style style:name="P1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7fb241"/>
    </style:style>
    <style:style style:name="P129" style:family="paragraph">
      <loext:graphic-properties draw:fill="solid" draw:fill-color="#1ca2b8"/>
    </style:style>
    <style:style style:name="P1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indent="0cm" style:writing-mode="lr-tb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cm" fo:margin-right="0cm" fo:margin-top="0cm" fo:margin-bottom="0cm" fo:line-height="100%" fo:text-indent="0cm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WenQuanYi Zen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officeooo:rsid="00cc6f5a"/>
    </style:style>
    <style:style style:name="T185" style:family="text">
      <style:text-properties style:font-name="OpenSymbol" officeooo:rsid="00cd372b" style:font-name-asian="OpenSymbol" style:font-name-complex="OpenSymbol"/>
    </style:style>
    <style:style style:name="T186" style:family="text">
      <style:text-properties officeooo:rsid="00cd372b"/>
    </style:style>
    <style:style style:name="T187" style:family="text">
      <style:text-properties fo:color="#000000" loext:opacity="100%" style:font-name="Bitstream Vera Sans" fo:font-size="10pt" fo:language="fr" fo:country="FR" officeooo:rsid="00d0d14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officeooo:rsid="00d20ad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officeooo:rsid="00d20ade"/>
    </style:style>
    <style:style style:name="T190" style:family="text"/>
    <style:style style:name="T19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WenQuanYi Zen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/>
    </style:style>
    <style:style style:name="gr19" style:family="graphic">
      <style:graphic-properties draw:stroke="solid" svg:stroke-width="0.03cm" svg:stroke-color="#acb20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25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.025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25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25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25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5985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5986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5987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5998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5999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5990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000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5992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6001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6002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dash" draw:stroke-dash="Dash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draw:stroke-dash="Dashed_20__28_var_29__20_719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draw:stroke-dash="Dashed_20__28_var_29__20_71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solid" draw:stroke-dash="Dashed_20__28_var_29__20_7197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7198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7199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7200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7201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none" draw:stroke-dash="Dashed_20__28_var_29__20_72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none" draw:stroke-dash="Dashed_20__28_var_29__20_72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none" draw:stroke-dash="Dashed_20__28_var_29__20_72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none" draw:stroke-dash="Dashed_20__28_var_29__20_72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none" draw:stroke-dash="Dashed_20__28_var_29__20_72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1" style:family="graphic">
      <style:graphic-properties draw:stroke="none" draw:stroke-dash="Dashed_20__28_var_29__20_72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2" style:family="graphic">
      <style:graphic-properties draw:stroke="none" draw:stroke-dash="Dashed_20__28_var_29__20_72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3" style:family="graphic">
      <style:graphic-properties draw:stroke="none" draw:stroke-dash="Dashed_20__28_var_29__20_72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4" style:family="graphic">
      <style:graphic-properties draw:stroke="none" draw:stroke-dash="Dashed_20__28_var_29__20_72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5" style:family="graphic">
      <style:graphic-properties draw:stroke="none" draw:stroke-dash="Dashed_20__28_var_29__20_72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6" style:family="graphic">
      <style:graphic-properties draw:stroke="none" draw:stroke-dash="Dashed_20__28_var_29__20_72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7" style:family="graphic">
      <style:graphic-properties draw:stroke="solid" svg:stroke-width="0.03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29cm" fo:min-width="0.31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96cm" fo:min-width="0.316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96cm" fo:min-width="0.342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824cm" fo:min-width="0.36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96cm" fo:min-width="0.314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76cm" fo:min-width="0.496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8_0" draw:style-name="gr73" draw:text-style-name="P127" svg:width="2.703cm" svg:height="0.715cm" draw:transform="rotate (0.0872664625997165) translate (1.32644444444444cm 1.21884722222222cm)">
        <draw:text-box>
          <text:p text:style-name="P123"><text:span text:style-name="T191">Série 3</text:span></text:p>
        </draw:text-box>
      </draw:frame>
      <draw:path text:anchor-type="page" text:anchor-page-number="1" draw:z-index="1" draw:name="Shape7_1" draw:style-name="gr74" draw:text-style-name="P129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75" draw:text-style-name="P123" svg:x1="20.576cm" svg:y1="1.36cm" svg:x2="21.996cm" svg:y2="1.36cm">
        <text:p/>
      </draw:line>
      <text:list xml:id="list2779363949" text:style-name="_5f_Numérotation_20_des_20_exercices">
        <text:list-item>
          <text:h text:style-name="P118" text:outline-level="1"><text:span text:style-name="_5f_Caractères_5f_gras">Longueurs et milieux</text:span></text:h>
          <text:list>
            <text:list-item>
              <text:p text:style-name="P112"><draw:g text:anchor-type="paragraph" draw:z-index="5" draw:name="Shape2" draw:style-name="gr38"><draw:g draw:style-name="gr18"><draw:g draw:name="Shape8_0" draw:style-name="gr18"><draw:line draw:style-name="gr39" draw:text-style-name="P138" svg:x1="0.364cm" svg:y1="0.669cm" svg:x2="2.931cm" svg:y2="1.286cm"><text:p/></draw:line><draw:frame draw:style-name="gr40" draw:text-style-name="P139" svg:width="0.309cm" svg:height="0.503cm" svg:x="7.527cm" svg:y="2.888cm"><draw:text-box><text:p text:style-name="P133"><text:span text:style-name="T194">P</text:span></text:p></draw:text-box></draw:frame><draw:line draw:style-name="gr41" draw:text-style-name="P138" svg:x1="5.159cm" svg:y1="0.506cm" svg:x2="8.431cm" svg:y2="1.567cm"><text:p/></draw:line><draw:line draw:style-name="gr42" draw:text-style-name="P138" svg:x1="0.349cm" svg:y1="3.4cm" svg:x2="5.13cm" svg:y2="1.254cm"><text:p/></draw:line><draw:line draw:style-name="gr43" draw:text-style-name="P138" svg:x1="6.429cm" svg:y1="1.859cm" svg:x2="7.505cm" svg:y2="2.96cm"><text:p/></draw:line><draw:line draw:style-name="gr44" draw:text-style-name="P138" svg:x1="2.524cm" svg:y1="3.48cm" svg:x2="6.764cm" svg:y2="3.48cm"><text:p/></draw:line><draw:line draw:style-name="gr45" draw:text-style-name="P138" svg:x1="0.96cm" svg:y1="2.422cm" svg:x2="0.596cm" svg:y2="1.896cm"><text:p/></draw:line><draw:frame draw:style-name="gr46" draw:text-style-name="P139" svg:width="0.322cm" svg:height="0.503cm" svg:x="6.107cm" svg:y="1.461cm"><draw:text-box><text:p text:style-name="P133"><text:span text:style-name="T194">O</text:span></text:p></draw:text-box></draw:frame><draw:frame draw:style-name="gr47" draw:text-style-name="P139" svg:width="0.309cm" svg:height="0.503cm" svg:x="6.884cm" svg:y="3.272cm"><draw:text-box><text:p text:style-name="P133"><text:span text:style-name="T194">L</text:span></text:p></draw:text-box></draw:frame><draw:frame draw:style-name="gr48" draw:text-style-name="P139" svg:width="0.309cm" svg:height="0.503cm" svg:x="2.17cm" svg:y="3.26cm"><draw:text-box><text:p text:style-name="P133"><text:span text:style-name="T194">K</text:span></text:p></draw:text-box></draw:frame><draw:frame draw:style-name="gr49" draw:text-style-name="P139" svg:width="0.309cm" svg:height="0.503cm" svg:x="8.585cm" svg:y="1.432cm"><draw:text-box><text:p text:style-name="P133"><text:span text:style-name="T194">N</text:span></text:p></draw:text-box></draw:frame><draw:frame draw:style-name="gr50" draw:text-style-name="P139" svg:width="0.346cm" svg:height="0.503cm" svg:x="4.77cm" svg:y="0.203cm"><draw:text-box><text:p text:style-name="P133"><text:span text:style-name="T194">M</text:span></text:p></draw:text-box></draw:frame><draw:frame draw:style-name="gr51" draw:text-style-name="P139" svg:width="0.309cm" svg:height="0.503cm" svg:x="0cm" svg:y="3.286cm"><draw:text-box><text:p text:style-name="P133"><text:span text:style-name="T194">E</text:span></text:p></draw:text-box></draw:frame><draw:frame draw:style-name="gr52" draw:text-style-name="P139" svg:width="0.309cm" svg:height="0.503cm" svg:x="5.359cm" svg:y="1.062cm"><draw:text-box><text:p text:style-name="P133"><text:span text:style-name="T194">F</text:span></text:p></draw:text-box></draw:frame><draw:frame draw:style-name="gr53" draw:text-style-name="P139" svg:width="0.309cm" svg:height="0.503cm" svg:x="0.938cm" svg:y="2.401cm"><draw:text-box><text:p text:style-name="P133"><text:span text:style-name="T194">D</text:span></text:p></draw:text-box></draw:frame><draw:frame draw:style-name="gr54" draw:text-style-name="P139" svg:width="0.309cm" svg:height="0.503cm" svg:x="0.305cm" svg:y="1.485cm"><draw:text-box><text:p text:style-name="P133"><text:span text:style-name="T194">C</text:span></text:p></draw:text-box></draw:frame><draw:frame draw:style-name="gr55" draw:text-style-name="P139" svg:width="0.309cm" svg:height="0.503cm" svg:x="3.11cm" svg:y="1.129cm"><draw:text-box><text:p text:style-name="P133"><text:span text:style-name="T194">B</text:span></text:p></draw:text-box></draw:frame><draw:frame draw:style-name="gr56" draw:text-style-name="P139" svg:width="0.309cm" svg:height="0.503cm" svg:x="0.042cm" svg:y="0.376cm"><draw:text-box><text:p text:style-name="P133"><text:span text:style-name="T194">A</text:span></text:p></draw:text-box></draw:frame></draw:g><draw:g draw:style-name="gr18"><draw:line draw:style-name="gr57" draw:text-style-name="P132" svg:x1="1.624cm" svg:y1="0.88cm" svg:x2="1.681cm" svg:y2="1.09cm"><text:p/></draw:line><draw:line draw:style-name="gr57" draw:text-style-name="P132" svg:x1="1.75cm" svg:y1="0.949cm" svg:x2="1.54cm" svg:y2="1.006cm"><text:p/></draw:line></draw:g><draw:g draw:style-name="gr18"><draw:line draw:style-name="gr57" draw:text-style-name="P132" svg:x1="1.624cm" svg:y1="0.88cm" svg:x2="1.681cm" svg:y2="1.09cm"><text:p/></draw:line><draw:line draw:style-name="gr57" draw:text-style-name="P132" svg:x1="1.75cm" svg:y1="0.949cm" svg:x2="1.54cm" svg:y2="1.006cm"><text:p/></draw:line></draw:g><draw:g draw:style-name="gr18"><draw:line draw:style-name="gr57" draw:text-style-name="P132" svg:x1="0.754cm" svg:y1="2.057cm" svg:x2="0.811cm" svg:y2="2.267cm"><text:p/></draw:line><draw:line draw:style-name="gr57" draw:text-style-name="P132" svg:x1="0.88cm" svg:y1="2.127cm" svg:x2="0.67cm" svg:y2="2.184cm"><text:p/></draw:line></draw:g><draw:g draw:style-name="gr18"><draw:line draw:style-name="gr57" draw:text-style-name="P132" svg:x1="6.768cm" svg:y1="0.947cm" svg:x2="6.825cm" svg:y2="1.157cm"><text:p/></draw:line><draw:line draw:style-name="gr57" draw:text-style-name="P132" svg:x1="6.894cm" svg:y1="1.016cm" svg:x2="6.684cm" svg:y2="1.073cm"><text:p/></draw:line></draw:g><draw:g draw:style-name="gr18"><draw:line draw:style-name="gr57" draw:text-style-name="P132" svg:x1="6.948cm" svg:y1="2.316cm" svg:x2="7.005cm" svg:y2="2.526cm"><text:p/></draw:line><draw:line draw:style-name="gr57" draw:text-style-name="P132" svg:x1="7.074cm" svg:y1="2.386cm" svg:x2="6.864cm" svg:y2="2.443cm"><text:p/></draw:line></draw:g><draw:g draw:style-name="gr18"><draw:line draw:style-name="gr57" draw:text-style-name="P132" svg:x1="4.625cm" svg:y1="3.386cm" svg:x2="4.682cm" svg:y2="3.596cm"><text:p/></draw:line><draw:line draw:style-name="gr57" draw:text-style-name="P132" svg:x1="4.751cm" svg:y1="3.457cm" svg:x2="4.541cm" svg:y2="3.514cm"><text:p/></draw:line></draw:g><draw:g draw:style-name="gr18"><draw:line draw:style-name="gr57" draw:text-style-name="P132" svg:x1="2.717cm" svg:y1="2.232cm" svg:x2="2.774cm" svg:y2="2.442cm"><text:p/></draw:line><draw:line draw:style-name="gr57" draw:text-style-name="P132" svg:x1="2.843cm" svg:y1="2.302cm" svg:x2="2.633cm" svg:y2="2.359cm"><text:p/></draw:line></draw:g></draw:g><draw:line draw:style-name="gr58" draw:text-style-name="P132" svg:x1="1.14cm" svg:y1="0.748cm" svg:x2="0.94cm" svg:y2="0.948cm"><text:p/></draw:line><draw:line draw:style-name="gr58" draw:text-style-name="P132" svg:x1="2.34cm" svg:y1="1.048cm" svg:x2="2.14cm" svg:y2="1.248cm"><text:p/></draw:line><draw:line draw:style-name="gr58" draw:text-style-name="P132" svg:x1="1.54cm" svg:y1="2.748cm" svg:x2="1.54cm" svg:y2="2.948cm"><text:p/></draw:line><draw:line draw:style-name="gr58" draw:text-style-name="P132" svg:x1="1.64cm" svg:y1="2.748cm" svg:x2="1.64cm" svg:y2="2.948cm"><text:p/></draw:line><draw:line draw:style-name="gr58" draw:text-style-name="P132" svg:x1="3.74cm" svg:y1="1.748cm" svg:x2="3.74cm" svg:y2="1.948cm"><text:p/></draw:line><draw:line draw:style-name="gr58" draw:text-style-name="P132" svg:x1="3.84cm" svg:y1="1.748cm" svg:x2="3.84cm" svg:y2="1.948cm"><text:p/></draw:line><draw:custom-shape draw:style-name="gr59" draw:text-style-name="P132" svg:width="0.101cm" svg:height="0.101cm" svg:x="0.64cm" svg:y="1.9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132" svg:width="0.101cm" svg:height="0.101cm" svg:x="0.84cm" svg:y="2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8"><draw:line draw:style-name="gr58" draw:text-style-name="P132" svg:x1="3.64cm" svg:y1="3.45cm" svg:x2="3.54cm" svg:y2="3.55cm"><text:p/></draw:line><draw:line draw:style-name="gr58" draw:text-style-name="P132" svg:x1="3.74cm" svg:y1="3.548cm" svg:x2="3.54cm" svg:y2="3.548cm"><text:p/></draw:line><draw:line draw:style-name="gr58" draw:text-style-name="P132" svg:x1="3.74cm" svg:y1="3.55cm" svg:x2="3.64cm" svg:y2="3.45cm"><text:p/></draw:line></draw:g><draw:g draw:style-name="gr18"><draw:line draw:style-name="gr58" draw:text-style-name="P132" svg:x1="5.84cm" svg:y1="3.45cm" svg:x2="5.74cm" svg:y2="3.55cm"><text:p/></draw:line><draw:line draw:style-name="gr58" draw:text-style-name="P132" svg:x1="5.94cm" svg:y1="3.548cm" svg:x2="5.74cm" svg:y2="3.548cm"><text:p/></draw:line><draw:line draw:style-name="gr58" draw:text-style-name="P132" svg:x1="5.94cm" svg:y1="3.55cm" svg:x2="5.84cm" svg:y2="3.45cm"><text:p/></draw:line></draw:g><draw:g draw:style-name="gr18"><draw:g draw:style-name="gr18"><draw:line draw:style-name="gr58" draw:text-style-name="P132" svg:x1="5.74cm" svg:y1="0.649cm" svg:x2="5.74cm" svg:y2="0.749cm"><text:p/></draw:line><draw:line draw:style-name="gr58" draw:text-style-name="P132" svg:x1="5.84cm" svg:y1="0.748cm" svg:x2="5.74cm" svg:y2="0.748cm"><text:p/></draw:line><draw:line draw:style-name="gr58" draw:text-style-name="P132" svg:x1="5.84cm" svg:y1="0.749cm" svg:x2="5.84cm" svg:y2="0.649cm"><text:p/></draw:line><draw:line draw:style-name="gr58" draw:text-style-name="P132" svg:x1="5.74cm" svg:y1="0.649cm" svg:x2="5.84cm" svg:y2="0.649cm"><text:p/></draw:line></draw:g><draw:g draw:style-name="gr18"><draw:line draw:style-name="gr58" draw:text-style-name="P132" svg:x1="7.64cm" svg:y1="1.248cm" svg:x2="7.64cm" svg:y2="1.348cm"><text:p/></draw:line><draw:line draw:style-name="gr58" draw:text-style-name="P132" svg:x1="7.74cm" svg:y1="1.348cm" svg:x2="7.64cm" svg:y2="1.348cm"><text:p/></draw:line><draw:line draw:style-name="gr58" draw:text-style-name="P132" svg:x1="7.74cm" svg:y1="1.348cm" svg:x2="7.74cm" svg:y2="1.248cm"><text:p/></draw:line><draw:line draw:style-name="gr58" draw:text-style-name="P132" svg:x1="7.64cm" svg:y1="1.248cm" svg:x2="7.74cm" svg:y2="1.248cm"><text:p/></draw:line></draw:g></draw:g><draw:g draw:style-name="gr18"><draw:line draw:style-name="gr58" draw:text-style-name="P132" svg:x1="6.586cm" svg:y1="1.897cm" svg:x2="6.54cm" svg:y2="2.048cm"><text:p/></draw:line><draw:line draw:style-name="gr58" draw:text-style-name="P132" svg:x1="6.614cm" svg:y1="1.941cm" svg:x2="6.576cm" svg:y2="2.08cm"><text:p/></draw:line><draw:line draw:style-name="gr58" draw:text-style-name="P132" svg:x1="6.647cm" svg:y1="1.973cm" svg:x2="6.604cm" svg:y2="2.112cm"><text:p/></draw:line></draw:g><draw:g draw:style-name="gr18"><draw:line draw:style-name="gr58" draw:text-style-name="P132" svg:x1="7.186cm" svg:y1="2.533cm" svg:x2="7.14cm" svg:y2="2.684cm"><text:p/></draw:line><draw:line draw:style-name="gr58" draw:text-style-name="P132" svg:x1="7.214cm" svg:y1="2.577cm" svg:x2="7.176cm" svg:y2="2.716cm"><text:p/></draw:line><draw:line draw:style-name="gr58" draw:text-style-name="P132" svg:x1="7.247cm" svg:y1="2.609cm" svg:x2="7.204cm" svg:y2="2.748cm"><text:p/></draw:line></draw:g></draw:g><text:span text:style-name="_5f_Caractères">Mesure les segments ci‑dessus.</text:span>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 table:style-name="TableLine1478811141120">
          <table:table-cell table:style-name="Table1.A1" office:value-type="string">
            <text:h text:style-name="_5f_Tableau_5f_Centré_5f_Gras" text:outline-level="1"><text:span text:style-name="_5f_Caractères"><text:span text:style-name="T183">AB = </text:span></text:span><text:span text:style-name="_5f_Caractères_5f_correction"><text:span text:style-name="T183">2,6</text:span></text:span><text:span text:style-name="_5f_Caractères"><text:span text:style-name="T183"> cm</text:span></text:span></text:h>
            <text:h text:style-name="_5f_Tableau_5f_Centré_5f_Gras" text:outline-level="1"><text:span text:style-name="_5f_Caractères"><text:span text:style-name="T183">CD = </text:span></text:span><text:span text:style-name="_5f_Caractères_5f_correction"><text:span text:style-name="T183">0,6</text:span></text:span><text:span text:style-name="_5f_Caractères"><text:span text:style-name="T183"> cm</text:span></text:span></text:h>
          </table:table-cell>
          <table:table-cell table:style-name="Table1.B1" office:value-type="string">
            <text:h text:style-name="_5f_Tableau_5f_Centré_5f_Gras" text:outline-level="1"><text:span text:style-name="_5f_Caractères_5f_correction"><text:span text:style-name="T183">EF</text:span></text:span><text:span text:style-name="_5f_Caractères"><text:span text:style-name="T183"> = </text:span></text:span><text:span text:style-name="_5f_Caractères_5f_correction"><text:span text:style-name="T183">5,2</text:span></text:span><text:span text:style-name="_5f_Caractères"><text:span text:style-name="T183"> cm</text:span></text:span></text:h>
            <text:h text:style-name="_5f_Tableau_5f_Centré_5f_Gras" text:outline-level="1"><text:span text:style-name="_5f_Caractères_5f_correction"><text:span text:style-name="T183">MN</text:span></text:span><text:span text:style-name="_5f_Caractères"><text:span text:style-name="T183"> = </text:span></text:span><text:span text:style-name="_5f_Caractères_5f_correction"><text:span text:style-name="T183">3,4</text:span></text:span><text:span text:style-name="_5f_Caractères"><text:span text:style-name="T183"> cm</text:span></text:span></text:h>
          </table:table-cell>
          <table:table-cell table:style-name="Table1.B1" office:value-type="string">
            <text:h text:style-name="_5f_Tableau_5f_Centré_5f_Gras" text:outline-level="1"><text:span text:style-name="_5f_Caractères_5f_correction"><text:span text:style-name="T183">OP</text:span></text:span><text:span text:style-name="_5f_Caractères"><text:span text:style-name="T183"> = </text:span></text:span><text:span text:style-name="_5f_Caractères_5f_correction"><text:span text:style-name="T183">1,5</text:span></text:span><text:span text:style-name="_5f_Caractères"><text:span text:style-name="T183"> cm</text:span></text:span></text:h>
            <text:h text:style-name="_5f_Tableau_5f_Centré_5f_Gras" text:outline-level="1"><text:span text:style-name="_5f_Caractères_5f_correction"><text:span text:style-name="T183">KL</text:span></text:span><text:span text:style-name="_5f_Caractères"><text:span text:style-name="T183"> = </text:span></text:span><text:span text:style-name="_5f_Caractères_5f_correction"><text:span text:style-name="T183">4,2</text:span></text:span><text:span text:style-name="_5f_Caractères"><text:span text:style-name="T183"> cm</text:span></text:span></text:h>
          </table:table-cell>
        </table:table-row>
      </table:table>
      <text:list xml:id="list153914826364339" text:continue-numbering="true" text:style-name="_5f_Numérotation_20_des_20_exercices">
        <text:list-item>
          <text:list>
            <text:list-item>
              <text:p text:style-name="P115"><text:span text:style-name="_5f_Caractères">Construis le milieu de chaque segment et code les longueurs égales.</text:span></text:p>
            </text:list-item>
            <text:list-item>
              <text:p text:style-name="P116"><text:span text:style-name="_5f_Caractères">On appelle J le milieu du segment [KL]. Combien mesure KJ ? Et JL ?</text:span></text:p>
            </text:list-item>
          </text:list>
        </text:list-item>
      </text:list>
      <text:h text:style-name="P102" text:outline-level="1"><text:span text:style-name="_5f_Caractères">KJ = 2,1cm<text:tab/></text:span><text:span text:style-name="_5f_Caractères_5f_correction">J</text:span><text:span text:style-name="_5f_Caractères">L = 2 ,1cm</text:span></text:h>
      <text:list xml:id="list153915091294275" text:continue-numbering="true" text:style-name="_5f_Numérotation_20_des_20_exercices">
        <text:list-item>
          <text:h text:style-name="P119" text:outline-level="1"><text:span text:style-name="_5f_Caractères">On considère un segment [JL] et on appelle U son milieu. Complète les phrases suivantes :</text:span></text:h>
          <text:list>
            <text:list-item>
              <text:p text:style-name="P112"><text:span text:style-name="_5f_Caractères">Si JL = 12 cm, alors UL = </text:span><text:span text:style-name="_5f_Caractères_5f_correction">6</text:span><text:span text:style-name="_5f_pointillés_20_gris"> </text:span><text:span text:style-name="_5f_Caractères">cm.</text:span></text:p>
            </text:list-item>
            <text:list-item>
              <text:p text:style-name="P112"><text:span text:style-name="_5f_Caractères">Si JU = 4 m, alors UL = </text:span><text:span text:style-name="_5f_Caractères_5f_correction"><text:span text:style-name="T188">4</text:span></text:span><text:span text:style-name="_5f_Caractères"> </text:span><text:span text:style-name="_5f_Caractères_5f_correction">m</text:span></text:p>
            </text:list-item>
            <text:list-item>
              <text:p text:style-name="P116"><text:span text:style-name="_5f_Caractères">Si UL = 5 hm, alors JL = </text:span><text:span text:style-name="_5f_Caractères_5f_correction">10</text:span><text:span text:style-name="_5f_Caractères"> </text:span><text:span text:style-name="_5f_Caractères_5f_correction">hm</text:span></text:p>
            </text:list-item>
          </text:list>
        </text:list-item>
        <text:list-item>
          <text:h text:style-name="P117" text:outline-level="1"><text:span text:style-name="_5f_Caractères">Vrai ou faux</text:span></text:h>
        </text:list-item>
      </text:list>
      <text:h text:style-name="_5f_Paragraphe" text:outline-level="1"><text:span text:style-name="_5f_Caractères">Complète par « vrai » ou « faux ».</text:span></text:h>
      <text:list xml:id="list753882505" text:style-name="_5f_Numérotation_20_des_20_exercices">
        <text:list-item>
          <text:list>
            <text:list-item text:start-value="1">
              <text:p text:style-name="P110"><text:span text:style-name="_5f_Caractères">Si le point C est sur la droite (AB), alors les points A, B et C sont alignés dans cet ordre : </text:span><text:span text:style-name="_5f_Caractères_5f_correction"><text:span text:style-name="T184">faux</text:span></text:span></text:p>
            </text:list-item>
            <text:list-item>
              <text:p text:style-name="P110"><text:span text:style-name="_5f_Caractères">Si le point O est au milieu du segment [SL], alors les points S, O et L sont alignés dans cet ordre : </text:span><text:span text:style-name="_5f_Caractères_5f_correction"><text:span text:style-name="T184">vrai</text:span></text:span></text:p>
            </text:list-item>
            <text:list-item>
              <text:p text:style-name="P110"><text:span text:style-name="_5f_Caractères">Si le point E appartient à la demi-droite [MR), alors les points M, E et R sont alignés dans cet ordre : </text:span><text:span text:style-name="_5f_Caractères_5f_correction"><text:span text:style-name="T184">faux</text:span></text:span></text:p>
            </text:list-item>
          </text:list>
        </text:list-item>
      </text:list>
      <text:list xml:id="list153916289511074" text:continue-list="list153915091294275" text:style-name="_5f_Numérotation_20_des_20_exercices">
        <text:list-item>
          <text:h text:style-name="P119" text:outline-level="1"><text:span text:style-name="_5f_Caractères">Complète avec  ou ∉.</text:span></text:h>
        </text:list-item>
      </text:list>
      <text:h text:style-name="_5f_Paragraphe" text:outline-level="1"><draw:g text:anchor-type="as-char" svg:y="-0.339cm" draw:z-index="3" draw:name="Shape13" draw:style-name="gr69"><draw:line draw:style-name="gr61" draw:text-style-name="P140" svg:x1="0cm" svg:y1="0.503cm" svg:x2="7.5cm" svg:y2="0.503cm"><text:p/></draw:line><draw:line draw:style-name="gr61" draw:text-style-name="P140" svg:x1="0.852cm" svg:y1="0.6cm" svg:x2="0.852cm" svg:y2="0.399cm"><text:p/></draw:line><draw:frame draw:style-name="gr70" draw:text-style-name="P141" svg:width="0.269cm" svg:height="0.414cm" svg:x="0.721cm" svg:y="0cm"><draw:text-box><text:p text:style-name="P136"><text:span text:style-name="T195">N</text:span></text:p></draw:text-box></draw:frame><draw:frame draw:style-name="gr71" draw:text-style-name="P141" svg:width="0.276cm" svg:height="0.414cm" svg:x="2.847cm" svg:y="0cm"><draw:text-box><text:p text:style-name="P136"><text:span text:style-name="T195">D</text:span></text:p></draw:text-box></draw:frame><draw:line draw:style-name="gr61" draw:text-style-name="P140" svg:x1="2.983cm" svg:y1="0.6cm" svg:x2="2.983cm" svg:y2="0.399cm"><text:p/></draw:line><draw:line draw:style-name="gr61" draw:text-style-name="P140" svg:x1="5.973cm" svg:y1="0.6cm" svg:x2="5.973cm" svg:y2="0.399cm"><text:p/></draw:line><draw:frame draw:style-name="gr72" draw:text-style-name="P141" svg:width="0.251cm" svg:height="0.414cm" svg:x="5.849cm" svg:y="0cm"><draw:text-box><text:p text:style-name="P136"><text:span text:style-name="T195">C</text:span></text:p></draw:text-box></draw:frame></draw:g></text:h>
      <text:section text:style-name="Sect1" text:name="Section1">
        <text:list xml:id="list153914797611939" text:continue-numbering="true" text:style-name="_5f_Numérotation_20_des_20_exercices">
          <text:list-item>
            <text:list>
              <text:list-item>
                <text:p text:style-name="P113"><text:span text:style-name="_5f_Caractères">N </text:span><text:span text:style-name="_5f_Caractères_5f_correction"><text:span text:style-name="T185">∉</text:span></text:span><text:span text:style-name="_5f_Caractères"> [DC]</text:span></text:p>
              </text:list-item>
              <text:list-item>
                <text:p text:style-name="P114"><text:span text:style-name="_5f_Caractères">N </text:span><text:span text:style-name="_5f_Caractères_5f_correction"><text:span text:style-name="T185">∉</text:span></text:span><text:span text:style-name="_5f_Caractères"> [DC)</text:span></text:p>
              </text:list-item>
              <text:list-item>
                <text:p text:style-name="P112"><text:span text:style-name="_5f_Caractères">N </text:span><text:span text:style-name="_5f_Caractères_5f_correction">∈</text:span><text:span text:style-name="_5f_pointillés_20_gris"> </text:span><text:span text:style-name="_5f_Caractères">(DC)</text:span></text:p>
              </text:list-item>
              <text:list-item>
                <text:p text:style-name="P112"><text:span text:style-name="_5f_Caractères">D </text:span><text:span text:style-name="_5f_Caractères_5f_correction">∈</text:span><text:span text:style-name="_5f_pointillés_20_gris"> </text:span><text:span text:style-name="_5f_Caractères">[CN)</text:span></text:p>
              </text:list-item>
              <text:list-item>
                <text:p text:style-name="P112"><text:span text:style-name="_5f_Caractères">D </text:span><text:span text:style-name="_5f_Caractères_5f_correction">∈</text:span><text:span text:style-name="_5f_pointillés_20_gris"> </text:span><text:span text:style-name="_5f_Caractères">[NC)</text:span></text:p>
              </text:list-item>
              <text:list-item>
                <text:p text:style-name="P112"><text:span text:style-name="_5f_Caractères"><text:s/>C </text:span><text:span text:style-name="_5f_Caractères_5f_correction">∈</text:span><text:span text:style-name="_5f_pointillés_20_gris"> </text:span><text:span text:style-name="_5f_Caractères">(ND)</text:span></text:p>
              </text:list-item>
              <text:list-item>
                <text:p text:style-name="P114"><text:span text:style-name="_5f_Caractères">C </text:span><text:span text:style-name="_5f_Caractères_5f_correction"><text:span text:style-name="T185">∉</text:span></text:span><text:span text:style-name="_5f_pointillés_20_gris"> </text:span><text:span text:style-name="_5f_Caractères">[DN)</text:span></text:p>
              </text:list-item>
              <text:list-item>
                <text:p text:style-name="P112"><text:span text:style-name="_5f_Caractères">D </text:span><text:span text:style-name="_5f_Caractères_5f_correction">∈</text:span><text:span text:style-name="_5f_pointillés_20_gris"> </text:span><text:span text:style-name="_5f_Caractères">[DC)</text:span></text:p>
              </text:list-item>
            </text:list>
          </text:list-item>
        </text:list>
      </text:section>
      <text:list xml:id="list153916666784721" text:continue-numbering="true" text:style-name="_5f_Numérotation_20_des_20_exercices">
        <text:list-item>
          <text:h text:style-name="P119" text:outline-level="1"><text:span text:style-name="_5f_Caractères">Complète avec  ou ∉.</text:span></text:h>
        </text:list-item>
      </text:list>
      <text:h text:style-name="_5f_Paragraphe" text:outline-level="1"><draw:g text:anchor-type="char" draw:z-index="4" draw:name="Shape14" draw:style-name="gr60"><draw:line draw:style-name="gr61" draw:text-style-name="P140" svg:x1="0.518cm" svg:y1="0.846cm" svg:x2="8.018cm" svg:y2="0.846cm"><text:p/></draw:line><draw:line draw:style-name="gr61" draw:text-style-name="P140" svg:x1="7.518cm" svg:y1="3.846cm" svg:x2="1.517cm" svg:y2="0.846cm"><text:p/></draw:line><draw:line draw:style-name="gr61" draw:text-style-name="P140" svg:x1="7.017cm" svg:y1="-0.154cm" svg:x2="2.517cm" svg:y2="3.346cm"><text:p/></draw:line><draw:line draw:style-name="gr61" draw:text-style-name="P140" svg:x1="7.583cm" svg:y1="0.755cm" svg:x2="7.583cm" svg:y2="0.954cm"><text:p/></draw:line><draw:line draw:style-name="gr61" draw:text-style-name="P140" svg:x1="6.743cm" svg:y1="3.317cm" svg:x2="6.53cm" svg:y2="3.532cm"><text:p/></draw:line><draw:frame draw:style-name="gr62" draw:text-style-name="P141" svg:width="0.311cm" svg:height="0.53cm" svg:x="1.297cm" svg:y="0.343cm"><draw:text-box><text:p text:style-name="P136"><text:span text:style-name="T195">Q</text:span></text:p></draw:text-box></draw:frame><draw:frame draw:style-name="gr63" draw:text-style-name="P141" svg:width="0.272cm" svg:height="0.496cm" svg:x="1.537cm" svg:y="1.916cm"><draw:text-box><text:p text:style-name="P136"><text:span text:style-name="T195">V</text:span></text:p></draw:text-box></draw:frame><draw:frame draw:style-name="gr64" draw:text-style-name="P141" svg:width="0.376cm" svg:height="0.496cm" svg:x="1.498cm" svg:y="3.576cm"><draw:text-box><text:p text:style-name="P136"><text:span text:style-name="T195">N</text:span></text:p></draw:text-box></draw:frame><draw:frame draw:style-name="gr65" draw:text-style-name="P141" svg:width="0.309cm" svg:height="0.825cm" svg:x="3.943cm" svg:y="1.644cm"><draw:text-box><text:p text:style-name="P136"><text:span text:style-name="T195">O</text:span></text:p><text:p text:style-name="P136"><text:span text:style-name="T195"/></text:p></draw:text-box></draw:frame><draw:frame draw:style-name="gr66" draw:text-style-name="P141" svg:width="0.272cm" svg:height="0.496cm" svg:x="6.843cm" svg:y="2.987cm"><draw:text-box><text:p text:style-name="P136"><text:span text:style-name="T195">Z</text:span></text:p></draw:text-box></draw:frame><draw:frame draw:style-name="gr63" draw:text-style-name="P141" svg:width="0.272cm" svg:height="0.496cm" svg:x="5.481cm" svg:y="0.438cm"><draw:text-box><text:p text:style-name="P136"><text:span text:style-name="T195">X</text:span></text:p></draw:text-box></draw:frame><draw:frame draw:style-name="gr67" draw:text-style-name="P141" svg:width="0.309cm" svg:height="0.414cm" svg:x="7.428cm" svg:y="1.036cm"><draw:text-box><text:p text:style-name="P136"><text:span text:style-name="T195">M</text:span></text:p></draw:text-box></draw:frame><draw:line draw:style-name="gr61" draw:text-style-name="P142" svg:x1="2.473cm" svg:y1="3.282cm" svg:x2="2.63cm" svg:y2="3.451cm"><text:p/></draw:line><draw:frame draw:style-name="gr68" draw:text-style-name="P141" svg:width="0.496cm" svg:height="0.477cm" svg:x="2.181cm" svg:y="3.036cm"><draw:text-box><text:p text:style-name="P136"><text:span text:style-name="T195">L</text:span></text:p></draw:text-box></draw:frame><draw:line draw:style-name="gr61" draw:text-style-name="P140" svg:x1="1.875cm" svg:y1="2.231cm" svg:x2="2.062cm" svg:y2="2.032cm"><text:p/></draw:line><draw:line draw:style-name="gr61" draw:text-style-name="P140" svg:x1="2.032cm" svg:y1="2.227cm" svg:x2="1.861cm" svg:y2="2.033cm"><text:p/></draw:line><draw:g draw:style-name="gr18"><draw:line draw:style-name="gr61" draw:text-style-name="P140" svg:x1="1.898cm" svg:y1="3.965cm" svg:x2="2.089cm" svg:y2="3.766cm"><text:p/></draw:line><draw:line draw:style-name="gr61" draw:text-style-name="P140" svg:x1="2.064cm" svg:y1="3.965cm" svg:x2="1.891cm" svg:y2="3.773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tab/></text:span></text:h>
      <text:section text:style-name="Sect2" text:name="Section2">
        <text:list xml:id="list153915080618208" text:continue-list="list153916666784721" text:style-name="_5f_Numérotation_20_des_20_exercices">
          <text:list-item>
            <text:list>
              <text:list-item text:start-value="1">
                <text:p text:style-name="P112"><text:span text:style-name="_5f_Caractères">X </text:span><text:span text:style-name="_5f_Caractères_5f_correction">∈</text:span><text:span text:style-name="_5f_Caractères"> (QM) </text:span></text:p>
              </text:list-item>
              <text:list-item>
                <text:p text:style-name="P112"><text:span text:style-name="_5f_Caractères">X </text:span><text:span text:style-name="_5f_Caractères_5f_correction">∈</text:span><text:span text:style-name="_5f_pointillés_20_gris"> </text:span><text:span text:style-name="_5f_Caractères">[QM]</text:span></text:p>
              </text:list-item>
              <text:list-item>
                <text:p text:style-name="P114"><text:span text:style-name="_5f_Caractères">Q </text:span><text:span text:style-name="_5f_Caractères_5f_correction"><text:span text:style-name="T185">∉</text:span></text:span><text:span text:style-name="_5f_pointillés_20_gris"> </text:span><text:span text:style-name="_5f_Caractères">[XM]</text:span></text:p>
              </text:list-item>
              <text:list-item>
                <text:p text:style-name="P112"><text:span text:style-name="_5f_Caractères">X </text:span><text:span text:style-name="_5f_Caractères_5f_correction">∈</text:span><text:span text:style-name="_5f_Caractères"> [QM)</text:span></text:p>
              </text:list-item>
              <text:list-item>
                <text:p text:style-name="P112"><text:span text:style-name="_5f_Caractères">Q </text:span><text:span text:style-name="_5f_Caractères_5f_correction">∈</text:span><text:span text:style-name="_5f_pointillés_20_gris"> </text:span><text:span text:style-name="_5f_Caractères">(OZ)</text:span></text:p>
              </text:list-item>
              <text:list-item>
                <text:p text:style-name="P112"><text:span text:style-name="_5f_Caractères">Q </text:span><text:span text:style-name="_5f_Caractères_5f_correction"><text:span text:style-name="T185">∉</text:span></text:span><text:span text:style-name="_5f_Caractères"> [ZO]</text:span></text:p>
              </text:list-item>
              <text:list-item>
                <text:p text:style-name="P112"><text:span text:style-name="_5f_Caractères">O </text:span><text:span text:style-name="_5f_Caractères_5f_correction">∈</text:span><text:span text:style-name="_5f_pointillés_20_gris"> </text:span><text:span text:style-name="_5f_Caractères">[LX]</text:span></text:p>
              </text:list-item>
              <text:list-item>
                <text:p text:style-name="P113"><text:span text:style-name="_5f_Caractères">L </text:span><text:span text:style-name="_5f_Caractères_5f_correction"><text:span text:style-name="T185">∉</text:span></text:span><text:span text:style-name="_5f_pointillés_20_gris"> </text:span><text:span text:style-name="_5f_Caractères">[XO]</text:span></text:p>
              </text:list-item>
              <text:list-item>
                <text:p text:style-name="P112"><text:span text:style-name="_5f_Caractères">L </text:span><text:span text:style-name="_5f_Caractères_5f_correction">∈</text:span><text:span text:style-name="_5f_pointillés_20_gris"> </text:span><text:span text:style-name="_5f_Caractères">[XO)</text:span></text:p>
              </text:list-item>
            </text:list>
          </text:list-item>
        </text:list>
      </text:section>
      <text:list xml:id="list153916359109176" text:continue-numbering="true" text:style-name="_5f_Numérotation_20_des_20_exercices">
        <text:list-item>
          <text:h text:style-name="P117" text:outline-level="1"><text:span text:style-name="_5f_Caractères">Vrai (V) ou Faux (F) ?</text:span></text:h>
        </text:list-item>
      </text:list>
      <text:h text:style-name="_5f_Paragraphe" text:outline-level="1"><text:span text:style-name="_5f_Caractères">Fais des figures sur une feuille de brouillon pour t’aider à trouver les réponses.</text:span></text:h>
      <text:list xml:id="list153916441765337" text:continue-list="list153916359109176" text:style-name="_5f_Numérotation_20_des_20_exercices">
        <text:list-item>
          <text:list>
            <text:list-item text:start-value="1">
              <text:p text:style-name="P113"><text:span text:style-name="_5f_Caractères">Si C ∈ (AB) alors A ∈ (BC) : </text:span><text:span text:style-name="_5f_Caractères_5f_correction"><text:span text:style-name="T186">V</text:span></text:span></text:p>
            </text:list-item>
            <text:list-item>
              <text:p text:style-name="P114"><text:span text:style-name="_5f_Caractères">Si E ∈ [DF] alors D ∈ [EF] : </text:span><text:span text:style-name="_5f_Caractères_5f_correction"><text:span text:style-name="T187">F</text:span></text:span></text:p>
            </text:list-item>
            <text:list-item>
              <text:p text:style-name="P114"><text:span text:style-name="_5f_Caractères">Si C ∈ [AB) mais C ∉ [AB] alors A ∈ [CB) : </text:span><text:span text:style-name="_5f_Caractères_5f_correction">V</text:span></text:p>
            </text:list-item>
            <text:list-item>
              <text:p text:style-name="P113"><text:span text:style-name="_5f_Caractères">Si C ∈ [BA) mais C ∉ [AB] alors B ∈ [AC) : </text:span><text:span text:style-name="_5f_Caractères_5f_correction">F</text:span></text:p>
            </text:list-item>
            <text:list-item>
              <text:p text:style-name="P114"><text:span text:style-name="_5f_Caractères">Si C ∈ [BA) et D ∈ [AC) alors B ∈ [DA) : </text:span><text:span text:style-name="_5f_Caractères_5f_correction">F</text:span></text:p>
            </text:list-item>
          </text:list>
        </text:list-item>
        <text:list-item>
          <text:h text:style-name="P119" text:outline-level="1"><text:span text:style-name="_5f_Caractères">En t'aidant des points déjà marqués, place les points H, I, L et M.</text:span></text:h>
        </text:list-item>
      </text:list>
      <text:section text:style-name="Sect3" text:name="Section3">
        <text:list xml:id="list153915471600364" text:continue-list="list153916441765337" text:style-name="_5f_Numérotation_20_des_20_exercices">
          <text:list-item>
            <text:list>
              <text:list-item text:start-value="1">
                <text:p text:style-name="P114"><text:span text:style-name="_5f_Caractères">H ∈ [AB) et H ∈ [ED]</text:span></text:p>
              </text:list-item>
              <text:list-item>
                <text:p text:style-name="P114"><text:span text:style-name="_5f_Caractères">I ∈ [CB) et I ∈ [ED]</text:span></text:p>
              </text:list-item>
              <text:list-item>
                <text:p text:style-name="P114"><text:span text:style-name="_5f_Caractères">L ∈ [BD] et L ∈ [CH]</text:span></text:p>
              </text:list-item>
              <text:list-item>
                <text:p text:style-name="P114"><text:span text:style-name="_5f_Caractères">M ∈ [AI) et M ∈[DH)</text:span></text:p>
              </text:list-item>
            </text:list>
          </text:list-item>
        </text:list>
      </text:section>
      <text:h text:style-name="_5f_Paragraphe" text:outline-level="1"/>
      <text:list xml:id="list153915138256094" text:continue-list="list153915471600364" text:style-name="_5f_Numérotation_20_des_20_exercices_20_livrets">
        <text:list-header>
          <text:p text:style-name="P103"><draw:g text:anchor-type="paragraph" draw:z-index="6" draw:name="Shape11" draw:style-name="gr17"><draw:g draw:style-name="gr18"><draw:line draw:style-name="gr19" draw:text-style-name="P132" svg:x1="5.949cm" svg:y1="3.703cm" svg:x2="6.006cm" svg:y2="3.913cm"><text:p/></draw:line><draw:line draw:style-name="gr19" draw:text-style-name="P132" svg:x1="6.075cm" svg:y1="3.773cm" svg:x2="5.865cm" svg:y2="3.83cm"><text:p/></draw:line></draw:g><draw:g draw:name="Shape15" draw:style-name="gr18"><draw:frame draw:style-name="gr20" draw:text-style-name="P134" svg:width="0.747cm" svg:height="0.671cm" svg:x="1.543cm" svg:y="0.102cm"><draw:text-box><text:p text:style-name="P133"><text:span text:style-name="T192">A</text:span></text:p></draw:text-box></draw:frame><draw:frame draw:style-name="gr21" draw:text-style-name="P134" svg:width="0.747cm" svg:height="0.673cm" svg:x="4.106cm" svg:y="1.995cm"><draw:text-box><text:p text:style-name="P133"><text:span text:style-name="T192">B</text:span></text:p></draw:text-box></draw:frame><draw:frame draw:style-name="gr22" draw:text-style-name="P134" svg:width="0.752cm" svg:height="0.673cm" svg:x="6.563cm" svg:y="0.158cm"><draw:text-box><text:p text:style-name="P133"><text:span text:style-name="T192">C</text:span></text:p></draw:text-box></draw:frame><draw:frame draw:style-name="gr23" draw:text-style-name="P134" svg:width="0.777cm" svg:height="0.673cm" svg:x="7.976cm" svg:y="3.109cm"><draw:text-box><text:p text:style-name="P133"><text:span text:style-name="T192">D</text:span></text:p></draw:text-box></draw:frame><draw:frame draw:style-name="gr24" draw:text-style-name="P134" svg:width="0.727cm" svg:height="0.673cm" svg:x="0cm" svg:y="3.603cm"><draw:text-box><text:p text:style-name="P133"><text:span text:style-name="T192">E</text:span></text:p></draw:text-box></draw:frame><draw:g draw:style-name="gr18"><draw:line draw:style-name="gr25" draw:text-style-name="P135" svg:x1="1.544cm" svg:y1="0.575cm" svg:x2="1.743cm" svg:y2="0.774cm"><text:p/></draw:line><draw:line draw:style-name="gr26" draw:text-style-name="P135" svg:x1="1.743cm" svg:y1="0.575cm" svg:x2="1.544cm" svg:y2="0.774cm"><text:p/></draw:line></draw:g><draw:g draw:style-name="gr18"><draw:line draw:style-name="gr27" draw:text-style-name="P135" svg:x1="8.014cm" svg:y1="3.572cm" svg:x2="8.213cm" svg:y2="3.773cm"><text:p/></draw:line><draw:line draw:style-name="gr28" draw:text-style-name="P135" svg:x1="8.213cm" svg:y1="3.572cm" svg:x2="8.014cm" svg:y2="3.773cm"><text:p/></draw:line></draw:g><draw:g draw:style-name="gr18"><draw:line draw:style-name="gr29" draw:text-style-name="P135" svg:x1="6.6cm" svg:y1="0.575cm" svg:x2="6.799cm" svg:y2="0.774cm"><text:p/></draw:line><draw:line draw:style-name="gr30" draw:text-style-name="P135" svg:x1="6.799cm" svg:y1="0.575cm" svg:x2="6.6cm" svg:y2="0.774cm"><text:p/></draw:line></draw:g><draw:g draw:style-name="gr18"><draw:line draw:style-name="gr31" draw:text-style-name="P135" svg:x1="4.107cm" svg:y1="2.422cm" svg:x2="4.308cm" svg:y2="2.623cm"><text:p/></draw:line><draw:line draw:style-name="gr32" draw:text-style-name="P135" svg:x1="4.308cm" svg:y1="2.422cm" svg:x2="4.107cm" svg:y2="2.623cm"><text:p/></draw:line></draw:g><draw:g draw:style-name="gr18"><draw:line draw:style-name="gr33" draw:text-style-name="P135" svg:x1="0.001cm" svg:y1="4.055cm" svg:x2="0.2cm" svg:y2="4.254cm"><text:p/></draw:line><draw:line draw:style-name="gr34" draw:text-style-name="P135" svg:x1="0.2cm" svg:y1="4.055cm" svg:x2="0.001cm" svg:y2="4.254cm"><text:p/></draw:line></draw:g></draw:g><draw:line draw:style-name="gr35" draw:text-style-name="P132" svg:x1="1.65cm" svg:y1="0.665cm" svg:x2="7.071cm" svg:y2="4.593cm"><text:p/></draw:line><draw:line draw:style-name="gr35" draw:text-style-name="P132" svg:x1="0.091cm" svg:y1="4.152cm" svg:x2="8.125cm" svg:y2="3.666cm"><text:p/></draw:line><draw:frame draw:style-name="gr36" draw:text-style-name="P137" svg:width="0.701cm" svg:height="0.701cm" svg:x="5.65cm" svg:y="3.166cm"><draw:text-box><text:p text:style-name="P136"><text:span text:style-name="T193">H</text:span></text:p></draw:text-box></draw:frame><draw:line draw:style-name="gr35" draw:text-style-name="P132" svg:x1="6.701cm" svg:y1="0.665cm" svg:x2="1.269cm" svg:y2="4.738cm"><text:p/></draw:line><draw:g draw:style-name="gr18"><draw:line draw:style-name="gr19" draw:text-style-name="P132" svg:x1="2.202cm" svg:y1="3.921cm" svg:x2="2.259cm" svg:y2="4.131cm"><text:p/></draw:line><draw:line draw:style-name="gr19" draw:text-style-name="P132" svg:x1="2.328cm" svg:y1="3.99cm" svg:x2="2.118cm" svg:y2="4.047cm"><text:p/></draw:line></draw:g><draw:frame draw:style-name="gr36" draw:text-style-name="P137" svg:width="0.701cm" svg:height="0.701cm" svg:x="1.949cm" svg:y="3.365cm"><draw:text-box><text:p text:style-name="P136"><text:span text:style-name="T193">I</text:span></text:p></draw:text-box></draw:frame><draw:line draw:style-name="gr35" draw:text-style-name="P132" svg:x1="4.201cm" svg:y1="2.525cm" svg:x2="8.125cm" svg:y2="3.666cm"><text:p/></draw:line><draw:line draw:style-name="gr35" draw:text-style-name="P132" svg:x1="6.701cm" svg:y1="0.694cm" svg:x2="5.976cm" svg:y2="3.794cm"><text:p/></draw:line><draw:g draw:style-name="gr18"><draw:line draw:style-name="gr19" draw:text-style-name="P132" svg:x1="6.109cm" svg:y1="2.988cm" svg:x2="6.166cm" svg:y2="3.198cm"><text:p/></draw:line><draw:line draw:style-name="gr19" draw:text-style-name="P132" svg:x1="6.235cm" svg:y1="3.057cm" svg:x2="6.025cm" svg:y2="3.114cm"><text:p/></draw:line></draw:g><draw:frame draw:style-name="gr36" draw:text-style-name="P137" svg:width="0.701cm" svg:height="0.701cm" svg:x="5.856cm" svg:y="2.434cm"><draw:text-box><text:p text:style-name="P136"><text:span text:style-name="T193">L</text:span></text:p></draw:text-box></draw:frame><draw:line draw:style-name="gr35" draw:text-style-name="P132" svg:x1="1.651cm" svg:y1="0.665cm" svg:x2="2.354cm" svg:y2="4.738cm"><text:p/></draw:line><draw:g draw:style-name="gr18"><draw:line draw:style-name="gr19" draw:text-style-name="P132" svg:x1="2.202cm" svg:y1="3.921cm" svg:x2="2.259cm" svg:y2="4.131cm"><text:p/></draw:line><draw:line draw:style-name="gr19" draw:text-style-name="P132" svg:x1="2.328cm" svg:y1="3.99cm" svg:x2="2.118cm" svg:y2="4.047cm"><text:p/></draw:line></draw:g><draw:frame draw:style-name="gr37" draw:text-style-name="P137" svg:width="0.701cm" svg:height="0.699cm" svg:x="2.15cm" svg:y="3.967cm"><draw:text-box><text:p text:style-name="P136"><text:span text:style-name="T193">M</text:span></text:p></draw:text-box></draw:frame></draw:g><text:span text:style-name="Character_5f_20_5f_style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Roman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57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3cm" draw:dots2="1" draw:dots2-length="0.003cm" draw:distance="0.003cm"/>
    <draw:stroke-dash draw:name="Dashed_20__28_var_29__20_5986" draw:display-name="Dashed (var) 5986" draw:style="rect" draw:dots1="1" draw:dots1-length="0.052cm" draw:dots2="1" draw:dots2-length="0.052cm" draw:distance="0.052cm"/>
    <draw:stroke-dash draw:name="Dashed_20__28_var_29__20_5987" draw:display-name="Dashed (var) 5987" draw:style="rect" draw:dots1="1" draw:dots1-length="0.003cm" draw:dots2="1" draw:dots2-length="0.003cm" draw:distance="0.003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3cm" draw:dots2="1" draw:dots2-length="0.003cm" draw:distance="0.003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3cm" draw:dots2="1" draw:dots2-length="0.003cm" draw:distance="0.003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3cm" draw:dots2="1" draw:dots2-length="0.003cm" draw:distance="0.003cm"/>
    <draw:stroke-dash draw:name="Dashed_20__28_var_29__20_5999" draw:display-name="Dashed (var) 5999" draw:style="rect" draw:dots1="1" draw:dots1-length="0.003cm" draw:dots2="1" draw:dots2-length="0.003cm" draw:distance="0.003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3cm" draw:dots2="1" draw:dots2-length="0.003cm" draw:distance="0.003cm"/>
    <draw:stroke-dash draw:name="Dashed_20__28_var_29__20_6001" draw:display-name="Dashed (var) 6001" draw:style="rect" draw:dots1="1" draw:dots1-length="0.003cm" draw:dots2="1" draw:dots2-length="0.003cm" draw:distance="0.003cm"/>
    <draw:stroke-dash draw:name="Dashed_20__28_var_29__20_6002" draw:display-name="Dashed (var) 6002" draw:style="rect" draw:dots1="1" draw:dots1-length="0.003cm" draw:dots2="1" draw:dots2-length="0.003cm" draw:distance="0.003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1" draw:dots1-length="0.003cm" draw:dots2="1" draw:dots2-length="0.003cm" draw:distance="0.003cm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1" draw:dots1-length="0.003cm" draw:dots2="1" draw:dots2-length="0.003cm" draw:distance="0.003cm"/>
    <draw:stroke-dash draw:name="Dashed_20__28_var_29__20_7203" draw:display-name="Dashed (var) 7203" draw:style="rect" draw:dots1="1" draw:dots1-length="0.003cm" draw:dots2="1" draw:dots2-length="0.003cm" draw:distance="0.003cm"/>
    <draw:stroke-dash draw:name="Dashed_20__28_var_29__20_7204" draw:display-name="Dashed (var) 7204" draw:style="rect" draw:dots1="1" draw:dots1-length="0.003cm" draw:dots2="1" draw:dots2-length="0.003cm" draw:distance="0.003cm"/>
    <draw:stroke-dash draw:name="Dashed_20__28_var_29__20_7205" draw:display-name="Dashed (var) 7205" draw:style="rect" draw:dots1="1" draw:dots1-length="0.003cm" draw:dots2="1" draw:dots2-length="0.003cm" draw:distance="0.003cm"/>
    <draw:stroke-dash draw:name="Dashed_20__28_var_29__20_7206" draw:display-name="Dashed (var) 7206" draw:style="rect" draw:dots1="1" draw:dots1-length="0.003cm" draw:dots2="1" draw:dots2-length="0.003cm" draw:distance="0.003cm"/>
    <draw:stroke-dash draw:name="Dashed_20__28_var_29__20_7207" draw:display-name="Dashed (var) 7207" draw:style="rect" draw:dots1="1" draw:dots1-length="0.003cm" draw:dots2="1" draw:dots2-length="0.003cm" draw:distance="0.003cm"/>
    <draw:stroke-dash draw:name="Dashed_20__28_var_29__20_7208" draw:display-name="Dashed (var) 7208" draw:style="rect" draw:dots1="1" draw:dots1-length="0.003cm" draw:dots2="1" draw:dots2-length="0.003cm" draw:distance="0.003cm"/>
    <draw:stroke-dash draw:name="Dashed_20__28_var_29__20_7209" draw:display-name="Dashed (var) 7209" draw:style="rect" draw:dots1="1" draw:dots1-length="0.003cm" draw:dots2="1" draw:dots2-length="0.003cm" draw:distance="0.003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3cm" draw:dots2="1" draw:dots2-length="0.003cm" draw:distance="0.003cm"/>
    <draw:stroke-dash draw:name="Dashed_20__28_var_29__20_7211" draw:display-name="Dashed (var) 7211" draw:style="rect" draw:dots1="1" draw:dots1-length="0.003cm" draw:dots2="1" draw:dots2-length="0.003cm" draw:distance="0.003cm"/>
    <draw:stroke-dash draw:name="Dashed_20__28_var_29__20_7212" draw:display-name="Dashed (var) 7212" draw:style="rect" draw:dots1="1" draw:dots1-length="0.003cm" draw:dots2="1" draw:dots2-length="0.003cm" draw:distance="0.003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2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0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1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9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8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7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1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7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9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40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3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6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7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22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4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5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23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8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7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9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0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11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2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0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4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5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03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8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9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7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6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9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91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0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6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81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2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4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5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5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7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70" draw:name="Shape3_12" draw:style-name="Mgr5" draw:text-style-name="MP1" svg:x1="10.308cm" svg:y1="0.388cm" svg:x2="20.496cm" svg:y2="0.36cm"><text:p/></draw:line><draw:path text:anchor-type="paragraph" draw:z-index="271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73" draw:name="Shape3_27" draw:style-name="Mgr5" draw:text-style-name="MP1" svg:x1="10.308cm" svg:y1="0.388cm" svg:x2="20.496cm" svg:y2="0.36cm"><text:p/></draw:line><draw:path text:anchor-type="paragraph" draw:z-index="274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2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7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8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6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61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62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6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7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4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5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2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53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8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3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4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5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6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2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3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30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1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7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8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9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5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6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1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24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9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0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1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2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203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6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98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9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9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8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8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8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8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7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7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7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7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6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6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6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6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5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5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5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5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5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5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4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4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4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4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14"><draw:text-box fo:min-height="0.499cm" fo:min-width="7.096cm"><draw:frame draw:style-name="Mfr2" draw:name="Frame284" text:anchor-type="frame" svg:x="0.45cm" svg:y="0.079cm" svg:width="0.817cm" draw:z-index="15"><draw:text-box fo:min-height="0.355cm"><text:p text:style-name="MP3"><draw:g text:anchor-type="paragraph" draw:z-index="13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2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2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2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2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16" draw:name="Shape7_8" draw:style-name="Mgr9" draw:text-style-name="MP1" svg:x1="9.042cm" svg:y1="0.36cm" svg:x2="20.461cm" svg:y2="0.36cm"><text:p/></draw:line><draw:path text:anchor-type="paragraph" draw:z-index="11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8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20" draw:name="Shape7_9" draw:style-name="Mgr9" draw:text-style-name="MP1" svg:x1="9.042cm" svg:y1="0.36cm" svg:x2="20.461cm" svg:y2="0.36cm"><text:p/></draw:line><draw:path text:anchor-type="paragraph" draw:z-index="121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22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9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8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9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10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2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03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779363949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3914388763951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3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91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2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8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81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8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9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0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75" draw:name="Shape9" draw:style-name="Mgr1" draw:text-style-name="MP1" svg:x1="11.559cm" svg:y1="0.36cm" svg:x2="20.5cm" svg:y2="0.36cm"><text:p/></draw:line><draw:frame text:anchor-type="paragraph" draw:z-index="76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7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7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7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7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6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6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6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6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6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6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5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5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4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4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4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4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3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6" draw:name="Shape3_0" draw:style-name="Mgr14" draw:text-style-name="MP1" svg:x1="10.893cm" svg:y1="0.403cm" svg:x2="20.503cm" svg:y2="0.327cm"><text:p/></draw:line><draw:path text:anchor-type="char" draw:z-index="2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2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2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31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2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2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55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6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7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8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9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10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11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12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13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10-16T15:39:12.677000000</dc:date>
    <meta:editing-duration>P1DT9H51M33S</meta:editing-duration>
    <meta:editing-cycles>145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824" meta:word-count="3144" meta:character-count="19647" meta:non-whitespace-character-count="16965"/>
  </office:meta>
</office:document-meta>
</file>